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fo:margin-left="0.7028in" fo:margin-right="0in" fo:text-indent="0in" style:auto-text-indent="false"/>
    </style:style>
    <style:style style:name="P7" style:family="paragraph" style:parent-style-name="Preformatted_20_Text">
      <style:paragraph-properties fo:margin-left="0.7028in" fo:margin-right="0in" fo:text-indent="0in" style:auto-text-indent="false"/>
    </style:style>
    <style:style style:name="P8"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9"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0" style:family="paragraph" style:parent-style-name="Body_20_Text_20_Indent_20_2">
      <style:paragraph-properties fo:margin-top="0.0402in" fo:margin-bottom="0.0402in"/>
    </style:style>
    <style:style style:name="P11" style:family="paragraph" style:parent-style-name="Numbered" style:list-style-name="L1"/>
    <style:style style:name="P12" style:family="paragraph" style:parent-style-name="Numbered" style:list-style-name="L3"/>
    <style:style style:name="P13"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normal" style:font-weight-asian="normal" style:font-weight-complex="normal"/>
    </style:style>
    <style:style style:name="T8" style:family="text">
      <style:text-properties style:font-name="Courier New1" fo:font-style="italic" fo:font-weight="normal" style:font-style-asian="italic" style:font-weight-asian="normal" style:font-style-complex="italic" style:font-weight-complex="normal"/>
    </style:style>
    <style:style style:name="T9" style:family="text">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text:id="ct254206448">
          <text:insertion>
            <office:change-info>
              <dc:creator>Richard Koolkin</dc:creator>
              <dc:date>2010-02-06T21:30:00</dc:date>
            </office:change-info>
          </text:insertion>
        </text:changed-region>
        <text:changed-region text:id="ct254213312">
          <text:insertion>
            <office:change-info>
              <dc:creator>Richard Koolkin</dc:creator>
              <dc:date>2010-02-06T21:58:00</dc:date>
            </office:change-info>
          </text:insertion>
        </text:changed-region>
        <text:changed-region text:id="ct254208424">
          <text:insertion>
            <office:change-info>
              <dc:creator>Richard Koolkin</dc:creator>
              <dc:date>2010-02-06T22:01:00</dc:date>
            </office:change-info>
          </text:insertion>
        </text:changed-region>
        <text:changed-region text:id="ct294251144">
          <text:insertion>
            <office:change-info>
              <dc:creator>Richard Koolkin</dc:creator>
              <dc:date>2010-02-06T21:16:00</dc:date>
            </office:change-info>
          </text:insertion>
        </text:changed-region>
        <text:changed-region text:id="ct294252184">
          <text:insertion>
            <office:change-info>
              <dc:creator>Richard Koolkin</dc:creator>
              <dc:date>2010-02-06T21:17:00</dc:date>
            </office:change-info>
          </text:insertion>
        </text:changed-region>
        <text:changed-region text:id="ct294252288">
          <text:insertion>
            <office:change-info>
              <dc:creator>Richard Koolkin</dc:creator>
              <dc:date>2010-02-06T21:17:00</dc:date>
            </office:change-info>
          </text:insertion>
        </text:changed-region>
        <text:changed-region text:id="ct294252704">
          <text:insertion>
            <office:change-info>
              <dc:creator>Richard Koolkin</dc:creator>
              <dc:date>2010-02-06T21:17:00</dc:date>
            </office:change-info>
          </text:insertion>
        </text:changed-region>
        <text:changed-region text:id="ct294252808">
          <text:insertion>
            <office:change-info>
              <dc:creator>Richard Koolkin</dc:creator>
              <dc:date>2010-02-06T21:20:00</dc:date>
            </office:change-info>
          </text:insertion>
        </text:changed-region>
        <text:changed-region text:id="ct254206240">
          <text:insertion>
            <office:change-info>
              <dc:creator>Richard Koolkin</dc:creator>
              <dc:date>2010-02-06T21:21:00</dc:date>
            </office:change-info>
          </text:insertion>
        </text:changed-region>
        <text:changed-region text:id="ct294252496">
          <text:insertion>
            <office:change-info>
              <dc:creator>Richard Koolkin</dc:creator>
              <dc:date>2010-02-06T21:25:00</dc:date>
            </office:change-info>
          </text:insertion>
        </text:changed-region>
        <text:changed-region text:id="ct294253224">
          <text:insertion>
            <office:change-info>
              <dc:creator>Richard Koolkin</dc:creator>
              <dc:date>2010-02-06T21:26:00</dc:date>
            </office:change-info>
          </text:insertion>
        </text:changed-region>
        <text:changed-region text:id="ct294253016">
          <text:insertion>
            <office:change-info>
              <dc:creator>Richard Koolkin</dc:creator>
              <dc:date>2010-02-06T21:26:00</dc:date>
            </office:change-info>
          </text:insertion>
        </text:changed-region>
        <text:changed-region text:id="ct294253640">
          <text:insertion>
            <office:change-info>
              <dc:creator>Richard Koolkin</dc:creator>
              <dc:date>2010-02-06T21:26:00</dc:date>
            </office:change-info>
          </text:insertion>
        </text:changed-region>
        <text:changed-region text:id="ct294252912">
          <text:insertion>
            <office:change-info>
              <dc:creator>Richard Koolkin</dc:creator>
              <dc:date>2010-02-06T21:2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Appendix A: <text:s/>Specifics about Databases</text:p>
      <text:p text:style-name="Heading_20_3">MySQL</text:p>
      <text:p text:style-name="Text_20_body_20_indent">MySQL Database is somewhat different from other databases, in that MySQL has multiple engines. <text:s/>Each engine has specific features, so MySQL is like 11 different databases in one. Pion supports all of the engines, with MyISAM and InnoDB (the two most common engines) configured readily (QQ: Does this mean each of the engines is easily configured or that these 2 engines are easily configure to work with Pion or that Pion can easily be configured to work with these 2 engines?). The four engines most useful for Pion, and their notable features are outlined below.</text:p>
      <text:list xml:id="list41216856" text:style-name="WW8Num19">
        <text:list-item>
          <text:p text:style-name="Unordered_20_Indented_20_1"><text:span text:style-name="T3">MyISAM</text:span> is the fastest and the simplest engine, and is the recommended engine for use with Pion. MyISAM does not support transactions, but when Pion is inserting data, transactions are not needed, so you can gain substantial speed (which is crucial if Pion is inserting large amounts of data). MyISAM supports advanced features like bulk insert, and delayed inserts, speeding operations even further.</text:p>
        </text:list-item>
        <text:list-item>
          <text:p text:style-name="Unordered_20_Indented_20_1"><text:span text:style-name="T3">InnoDB</text:span> is a comprehensive, transactional database. You pay a heavy penalty for the transactions. Use this engine ONLY if you are interfacing with an application that requires the InnoDB engine to be used.</text:p>
        </text:list-item>
        <text:list-item>
          <text:p text:style-name="Unordered_20_Indented_20_1"><text:span text:style-name="T3">Archive</text:span> is an append-only database, it does not support DELETE or UPDATE. This engine is good for logging (immutable), it compresses data automatically, and provides fast queries.</text:p>
        </text:list-item>
        <text:list-item>
          <text:p text:style-name="Unordered_20_Indented_20_1"><text:span text:style-name="T3">MEMORY</text:span> is an in-memory database, and is very fast. This engine is very good for lookups (as may be done using SQLReactor). When using this engine, always load MEMORY-based tables at MySQL startup, and be sure to allocate sufficient memory for the memory tables. The engine is defined in the CREATE TABLE syntax, at the end with "ENGINE=MYISAM" -- see dbengines.xml for examples.</text:p>
        </text:list-item>
      </text:list>
      <text:p text:style-name="Heading_20_4">Getting Started</text:p>
      <text:p text:style-name="Text_20_body_20_indent"><text:change-start text:change-id="ct254206448"/>To use a MySQL database with Pion:</text:p>
      <text:list xml:id="list41572556" text:style-name="L3">
        <text:list-item>
          <text:p text:style-name="P12"><text:change-end text:change-id="ct254206448"/><text:change-start text:change-id="ct254213312"/>Create a MySQL database.</text:p>
        </text:list-item>
      </text:list>
      <text:p text:style-name="Body_20_Text_20_Indent_20_2"><text:change-end text:change-id="ct254213312"/>Create a database named “piondatabase” using the "mysql" command line tool, or the graphical administration tool on the database server:</text:p>
      <text:p text:style-name="P7">CREATE DATABASE piondatabase;</text:p>
      <text:p text:style-name="Body_20_Text_20_Indent_20_2">For a remote MySQL installation, create a user "pion" with a password, and grant rights to Pion to create tables:</text:p>
      <text:p text:style-name="P8">GRANT USAGE ON piondatabase.* TO 'pion'@'<text:span text:style-name="T5">pionserverip</text:span>' IDENTIFIED BY '<text:span text:style-name="T5">pionpassword</text:span>';</text:p>
      <text:p text:style-name="P10">where:</text:p>
      <text:list xml:id="list41224528" text:style-name="WW8Num33">
        <text:list-item>
          <text:p text:style-name="Unordered_20_Indented_20_2"><text:span text:style-name="T5">pionserverip</text:span> is the IP address of the Pion server</text:p>
        </text:list-item>
        <text:list-item>
          <text:p text:style-name="Unordered_20_Indented_20_2"><text:span text:style-name="T5">pionpassword</text:span> is the password for the user 'pion' </text:p>
        </text:list-item>
      </text:list>
      <text:p text:style-name="Body_20_Text_20_Indent_20_2">For a local MySQL installation, create a user "pion" with a password, and grant rights to Pion to create tables::</text:p>
      <text:p text:style-name="P9"><text:soft-page-break/>GRANT USAGE ON piondatabase.* TO 'pion'@'localhost' IDENTIFIED BY 'pionpassword';</text:p>
      <text:p text:style-name="P10">where <text:span text:style-name="T5">pionpassword</text:span> is the password for the user 'pion' </text:p>
      <text:list xml:id="list42172501" text:continue-list="list41572556" text:style-name="L3">
        <text:list-item>
          <text:p text:style-name="P12"><text:change-start text:change-id="ct254208424"/>Create a database connection from Pion to MySQL.</text:p>
        </text:list-item>
      </text:list>
      <text:list xml:id="list42180608" text:continue-list="list41216856" text:style-name="WW8Num19">
        <text:list-item>
          <text:p text:style-name="Unordered_20_Indented_20_1"><text:change-end text:change-id="ct254208424"/>Use "@" to connect to a local server (very fast connection)</text:p>
        </text:list-item>
        <text:list-item>
          <text:p text:style-name="Unordered_20_Indented_20_1">Use "@databasename" to connect to database "databasename" on a local server</text:p>
        </text:list-item>
        <text:list-item>
          <text:p text:style-name="Unordered_20_Indented_20_1">Use "servername@databasename" to connect to database "databasename" on a remote server</text:p>
        </text:list-item>
        <text:list-item>
          <text:p text:style-name="Unordered_20_Indented_20_1">The “servername” is the DNS name of the server</text:p>
        </text:list-item>
        <text:list-item>
          <text:p text:style-name="Unordered_20_Indented_20_1">If other than port 3306 is being used, specify “servername:port”</text:p>
        </text:list-item>
      </text:list>
      <text:p text:style-name="Body_20_Text_20_Indent_20_2">Pion server must have the MySQL client library installed, such as mysqclient14 or later, and often this is already installed. On RedHat/CentOS systems, install "MySQL-client-community" or "mysqlclient14" using yum.</text:p>
      <text:p text:style-name="Heading_20_4">Useful Extensions</text:p>
      <text:p text:style-name="Text_20_body_20_indent">Note that MySQL supports certain extensions to SQL, and these extensions are particularly useful with Pion.</text:p>
      <text:list xml:id="list42163416" text:continue-numbering="true" text:style-name="WW8Num19">
        <text:list-item>
          <text:p text:style-name="Unordered_20_Indented_20_1">REPLACE (instead of INSERT), this is effectively an INSERT or UPDATE depending on whether a record already exists</text:p>
        </text:list-item>
        <text:list-item>
          <text:p text:style-name="Unordered_20_Indented_20_1">INSERT DELAYED, which bulks inserts together, and gives priority to queries</text:p>
        </text:list-item>
        <text:list-item>
          <text:p text:style-name="Unordered_20_Indented_20_1">INSERT IGNORE, which attempts to INSERT a record, but fails silently if the record is already present (this method is faster than testing for a record, and then inserting the record)</text:p>
        </text:list-item>
      </text:list>
      <text:p text:style-name="Text_20_body_20_indent">For more examples, and for an understanding of how to change behavior or add new engines, see the dbengines.xml configuration file in your config directory.</text:p>
      <text:p text:style-name="Heading_20_3">Oracle</text:p>
      <text:p text:style-name="Text_20_body_20_indent">Here you will find information on how to use Oracle with the Database Output Reactor and the SQL Reactor. SQL Lite is embedded in Pion, but Oracle is not, this means that you must have your own instance of Oracle. Your Oracle database must be fully installed and you should be able to run PL/SQL from a client.</text:p>
      <text:p text:style-name="Heading_20_4">Limits</text:p>
      <text:p text:style-name="Text_20_body_20_indent">Oracle XE edition has a <text:span text:style-name="T3">database size of limit of 2GB</text:span><text:span text:style-name="T3">.</text:span></text:p>
      <text:p text:style-name="Text_20_body_20_indent">Pion may not support<text:span text:style-name="T3"> Blobs</text:span> on Oracle databases <text:span text:style-name="T3">prior to 10g</text:span><text:span text:style-name="T3">. (QQ: Either it does or it doesn't. </text:span><text:span text:style-name="T3">If it is a sometimes it does and sometimes it doesn't situation, explain the deciding factors.)</text:span></text:p>
      <text:p text:style-name="Text_20_body_20_indent">Since Oracle has a length <text:span text:style-name="T3">limitation of 30 characters</text:span> for any identifier (table, column, INDEX), and since Pion tries to make unique identifiers (<text:span text:style-name="T9">using tablename_columnname_idx</text:span>), this <text:s/>limits the <text:soft-page-break/>combined Oracle table name and column name length to a maximum of 25 characters. For example, <text:s/>in a table named "my_long_name" (12 characters), no column should exceed 13 characters (25 - 12 = 13).</text:p>
      <text:p text:style-name="Text_20_body_20_indent">If you cannot reduce the table name length, and you are NOT using any indexed columns, you may add "ORA-00972" to the dbengines.xml file, under the "Oracle" section, in "CreateStat" and "CreateLog" sections, causing Pion to ignore the "identifier is too long" errors.</text:p>
      <text:p text:style-name="Heading_20_4">Getting Started</text:p>
      <text:p text:style-name="Text_20_body_20_indent"><text:change-start text:change-id="ct294251144"/>To use the Oracle Database with Pion, complete the following steps:</text:p>
      <text:list xml:id="list41257756" text:style-name="L1">
        <text:list-item>
          <text:p text:style-name="P11"><text:change-end text:change-id="ct294251144"/>Create an account on <text:change-start text:change-id="ct294252184"/>the <text:change-end text:change-id="ct294252184"/>Oracle<text:change-start text:change-id="ct294252288"/> database.</text:p>
        </text:list-item>
      </text:list>
      <text:p text:style-name="Body_20_Text_20_Indent_20_2">F<text:change-end text:change-id="ct294252288"/>or example use: "pion" password: "pion" This account must have permissions to CREATE and DROP tables and indexes.<text:change-start text:change-id="ct294252704"/></text:p>
      <text:list xml:id="list42181429" text:continue-numbering="true" text:style-name="L1">
        <text:list-item>
          <text:p text:style-name="P11"><text:change-end text:change-id="ct294252704"/>Installing the client on the Pion server<text:change-start text:change-id="ct294252808"/>.<text:change-end text:change-id="ct294252808"/></text:p>
        </text:list-item>
      </text:list>
      <text:p text:style-name="Body_20_Text_20_Indent_20_2">Install the Oracle client or instant client software on the Pion server. You should have received it with the database. Or, you can download it from Oracle's web site. Go to <text:a xlink:type="simple" xlink:href="http://www.oracle.com/technology/index.htm"><text:span text:style-name="T4">http://www.oracle.com/technology/index.htm</text:span></text:a><text:a xlink:type="simple" xlink:href="http://www.oracle.com/technology/index.htm" office:name="http://www.oracle.com/technology/index.htm"><text:span text:style-name="T4"> and </text:span></text:a>search for "instant client".</text:p>
      <text:p text:style-name="Body_20_Text_20_Indent_20_2">Note that your client library version must match your database version.</text:p>
      <text:p text:style-name="P6">For example, install <text:span text:style-name="T3">oracle-xe-client_10.2.0.1-1.0_i386.deb</text:span> if using a <text:span text:style-name="T3">32 bit client on Debian (Ubuntu) client</text:span>.</text:p>
      <text:p text:style-name="P6">On an <text:span text:style-name="T3">RHEL, 64 bit</text:span> environment you should install: <text:span text:style-name="T3">oracle-instantclient-basic-10.2.0.4-1.x86_64.rpm</text:span></text:p>
      <text:list xml:id="list42182695" text:continue-numbering="true" text:style-name="L1">
        <text:list-item>
          <text:p text:style-name="P11"><text:change-start text:change-id="ct254206240"/>Link the driver.</text:p>
        </text:list-item>
      </text:list>
      <text:p text:style-name="Body_20_Text_20_Indent_20_2"><text:change-end text:change-id="ct254206240"/>The Oracle installation seems to leave out linking the driver, you may have to edit your<text:change-start text:change-id="ct294252496"/> <text:change-end text:change-id="ct294252496"/><text:span text:style-name="T3">/etc/ld.so.conf</text:span> <text:s/>file to include the path where Oracle installed the client library, and run <text:span text:style-name="T4">ldconfig</text:span><text:change-start text:change-id="ct294253224"/><text:span text:style-name="T4">.</text:span><text:change-end text:change-id="ct294253224"/></text:p>
      <text:list xml:id="list42165556" text:continue-list="list42163416" text:style-name="WW8Num19">
        <text:list-item>
          <text:p text:style-name="Unordered_20_Indented_20_1">In the Ubuntu example, this path:</text:p>
        </text:list-item>
      </text:list>
      <text:list xml:id="list42176147" text:continue-list="list41224528" text:style-name="WW8Num33">
        <text:list-item>
          <text:p text:style-name="Unordered_20_Indented_20_2"><text:span text:style-name="T4"><text:s/></text:span><text:span text:style-name="T3">/usr/lib/oracle/xe/app/oracle/product/10.2.0/client/lib</text:span> must be added to <text:span text:style-name="T4">ld.so.conf</text:span><text:change-start text:change-id="ct294253016"/><text:span text:style-name="T4">.</text:span><text:change-end text:change-id="ct294253016"/></text:p>
        </text:list-item>
      </text:list>
      <text:list xml:id="list42165330" text:continue-list="list42165556" text:style-name="WW8Num19">
        <text:list-item>
          <text:p text:style-name="Unordered_20_Indented_20_1">In the RHEL/64:</text:p>
        </text:list-item>
      </text:list>
      <text:list xml:id="list42160941" text:continue-list="list42176147" text:style-name="WW8Num33">
        <text:list-item>
          <text:p text:style-name="Unordered_20_Indented_20_2"><text:span text:style-name="T3">/usr/lib/oracle/xe/app/oracle/product/10.2.0/client/lib</text:span> must be added to ld.so.conf<text:change-start text:change-id="ct294253640"/>.<text:change-end text:change-id="ct294253640"/></text:p>
        </text:list-item>
      </text:list>
      <text:list xml:id="list42157384" text:continue-list="list42182695" text:style-name="L1">
        <text:list-item>
          <text:p text:style-name="P11"><text:change-start text:change-id="ct294252912"/>Configure Pion to use an Oracle database connection.</text:p>
        </text:list-item>
      </text:list>
      <text:p text:style-name="Body_20_Text_20_Indent_20_2"><text:change-end text:change-id="ct294252912"/>You must first create a "new database" in Pion. When creating the database, choose the "Enterprise Database."</text:p>
      <text:p text:style-name="Body_20_Text_20_Indent_20_2">For the connection string, specify: <text:span text:style-name="T8">hostname</text:span><text:span text:style-name="T6">:1521/XEXDB</text:span></text:p>
      <text:p text:style-name="Body_20_Text_20_Indent_20_2">Where:</text:p>
      <text:list xml:id="list42157607" text:continue-list="list42165330" text:style-name="WW8Num19">
        <text:list-item>
          <text:p text:style-name="Unordered_20_Indented_20_1"><text:span text:style-name="T5">hostname is </text:span>the IP number or the hostname of your Oracle server</text:p>
        </text:list-item>
        <text:list-item>
          <text:p text:style-name="Unordered_20_Indented_20_1">1521 is the the port, required only if not using the default port (1521)</text:p>
        </text:list-item>
        <text:list-item>
          <text:p text:style-name="Unordered_20_Indented_20_1"><text:soft-page-break/>XEXDB is the service name, in Oracle EXpress it is "XEXDB" (for normal Oracle installations, it is often "orcl"Check with your DBA for the proper service name you can find the service name in TNSNAMES.ORA file. Once a database is configured, you can use it in a reactor, such as DatabaseOutputReactor or SQLReactor</text:p>
        </text:list-item>
      </text:list>
      <text:p text:style-name="Body_20_Text_20_Indent_20_2">When Pion starts the Database Output Reactor, it creates the table with appropriate schema, adding indexes as configured.</text:p>
      <text:p text:style-name="Body_20_Text_20_Indent_20_2">Pion generates and removes indexes automatically from tables that it controls (via Database Output Reactor or Multiple Database Reactor).</text:p>
      <text:p text:style-name="Body_20_Text_20_Indent_20_2">Subsequent starts of Database Output Reactor will not create the table (if it already exists), but every time Database Output Reactor starts, it will verify, and possibly create/drop the indexes as configured.</text:p>
      <text:p text:style-name="Body_20_Text_20_Indent_20_2">Notice on table and column names, that Oracle imposes certain limitations. Consult with your DBA.</text:p>
      <text:p text:style-name="Body_20_Text_20_Indent_20_2">Note that, if you add columns after the table has been created, the new columns will <text:span text:style-name="T3">not </text:span>be automatically added to the table. </text:p>
      <text:p text:style-name="Body_20_Text_20_Indent_20_2">In order to avoid loss of data, Pion does not drop or alter tables. You must either shut down Pion or stop the reactor using the database and then, using Oracle, drop or rename the table, which allows Pion to re-create the table on next start. If necessary. <text:s/>use the ALTER TABLE syntax in Oracle to change the table schema (not recommended). </text:p>
      <text:p text:style-name="Heading_20_4">Errors</text:p>
      <text:p text:style-name="Text_20_body_20_indent">If you get an error message about <text:span text:style-name="T7">libclntsh.so missing </text:span>it means that Pion cannot find the Oracle client library; perhaps its location is not specified in /etc/ld.so.conf, or ldconfig has not been run.</text:p>
      <text:p text:style-name="Text_20_body_20_indent">If you get: <text:span text:style-name="T7">ORA-12541 "TNS Listener does not exist", i</text:span>t means that the Service name (described above with XEXDB and orcl examples) is not configured correctly. Contact your DBA, and find out the proper service name to use.</text:p>
      <text:p text:style-name="Text_20_body_20_indent">Pion is configured to ignore <text:span text:style-name="T7">ORA-00955 and ORA-01418 errors</text:span> when creating/dropping tables and indexes. You can configure additional constraints in the Oracle section of the dbengines.xml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ed_20_Indented_20_1" style:display-name="Numbered Indented 1" style:family="paragraph" style:parent-style-name="Unordered_20_Indented_20_1"/>
    <style:style style:name="Numbered" style:family="paragraph" style:parent-style-name="Text_20_body_20_indent"/>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2:05:03.49</dc:date>
    <meta:print-date>2009-12-22T07:51:27</meta:print-date>
    <meta:editing-cycles>132</meta:editing-cycles>
    <meta:editing-duration>PT394H25M11S</meta:editing-duration>
    <meta:generator>OpenOffice.org/3.1$Win32 OpenOffice.org_project/310m19$Build-9420</meta:generator>
    <dc:creator>Richard Koolkin</dc:creator>
    <meta:document-statistic meta:table-count="0" meta:image-count="0" meta:object-count="0" meta:page-count="4" meta:paragraph-count="81" meta:word-count="1411" meta:character-count="875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